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4-03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2-26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2-05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12-11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12-03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10-22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8-13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6-21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4-05 1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2-23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1-22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12-08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10-20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8-07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6-21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4-20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1-30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12-20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11-03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7-25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6-02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4-05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2-01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11-30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10-05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7-23 1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6-07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3-30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358709677419" calcext:value-type="float">
            <text:p>3.01358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26735483871" calcext:value-type="float">
            <text:p>2.8326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84129032258" calcext:value-type="float">
            <text:p>2.82284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7975" calcext:value-type="float">
            <text:p>2.847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1056" calcext:value-type="float">
            <text:p>2.86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505032258065" calcext:value-type="float">
            <text:p>3.04505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601032258064" calcext:value-type="float">
            <text:p>3.106010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768774193548" calcext:value-type="float">
            <text:p>3.00768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91225806452" calcext:value-type="float">
            <text:p>3.69791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40129032258" calcext:value-type="float">
            <text:p>3.49340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8625" calcext:value-type="float">
            <text:p>3.4718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4832" calcext:value-type="float">
            <text:p>3.35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466838709677" calcext:value-type="float">
            <text:p>3.18466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99225" calcext:value-type="float">
            <text:p>3.1899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51925" calcext:value-type="float">
            <text:p>3.4451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32725" calcext:value-type="float">
            <text:p>3.3232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335483870968" calcext:value-type="float">
            <text:p>3.61335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54064516129" calcext:value-type="float">
            <text:p>3.89554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587612903226" calcext:value-type="float">
            <text:p>3.87587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218064516129" calcext:value-type="float">
            <text:p>3.68218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848516129032" calcext:value-type="float">
            <text:p>3.48848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055172413793" calcext:value-type="float">
            <text:p>3.100551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615483870968" calcext:value-type="float">
            <text:p>3.15615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730909090909" calcext:value-type="float">
            <text:p>3.1773090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0448" calcext:value-type="float">
            <text:p>3.33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94525" calcext:value-type="float">
            <text:p>3.2394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753" calcext:value-type="float">
            <text:p>3.097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855483870968" calcext:value-type="float">
            <text:p>3.30855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750193548387" calcext:value-type="float">
            <text:p>3.48750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525161290323" calcext:value-type="float">
            <text:p>3.79525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158451612903" calcext:value-type="float">
            <text:p>3.95158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916129032258" calcext:value-type="float">
            <text:p>3.85916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61142857143" calcext:value-type="float">
            <text:p>3.31361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3245" calcext:value-type="float">
            <text:p>3.1032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0415" calcext:value-type="float">
            <text:p>3.3204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4896" calcext:value-type="float">
            <text:p>3.10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2125" calcext:value-type="float">
            <text:p>2.8432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4048" calcext:value-type="float">
            <text:p>2.9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12774193548" calcext:value-type="float">
            <text:p>3.86112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554580645161" calcext:value-type="float">
            <text:p>4.30554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38064516129" calcext:value-type="float">
            <text:p>4.90138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001032258065" calcext:value-type="float">
            <text:p>4.63001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789419354839" calcext:value-type="float">
            <text:p>4.16789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306285714286" calcext:value-type="float">
            <text:p>3.82306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241454545455" calcext:value-type="float">
            <text:p>3.73241454545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462709677419" calcext:value-type="float">
            <text:p>3.71462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5464" calcext:value-type="float">
            <text:p>3.5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99275" calcext:value-type="float">
            <text:p>3.2299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3328" calcext:value-type="float">
            <text:p>3.51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86075" calcext:value-type="float">
            <text:p>4.0986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77935483871" calcext:value-type="float">
            <text:p>3.99877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17806451613" calcext:value-type="float">
            <text:p>3.85817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064774193548" calcext:value-type="float">
            <text:p>3.83064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316387096774" calcext:value-type="float">
            <text:p>3.68316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69935483871" calcext:value-type="float">
            <text:p>3.35869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1208" calcext:value-type="float">
            <text:p>3.0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51975" calcext:value-type="float">
            <text:p>3.4851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801032258064" calcext:value-type="float">
            <text:p>3.868010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04774193548" calcext:value-type="float">
            <text:p>3.98304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53032258064" calcext:value-type="float">
            <text:p>3.837530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325677419355" calcext:value-type="float">
            <text:p>3.44325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416516129032" calcext:value-type="float">
            <text:p>3.21416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4275862069" calcext:value-type="float">
            <text:p>2.97442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013419354839" calcext:value-type="float">
            <text:p>3.04013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22875" calcext:value-type="float">
            <text:p>3.0622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5152" calcext:value-type="float">
            <text:p>3.3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3265" calcext:value-type="float">
            <text:p>3.2632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4504" calcext:value-type="float">
            <text:p>3.5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642909090909" calcext:value-type="float">
            <text:p>3.7564290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302451612903" calcext:value-type="float">
            <text:p>4.04302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863483870968" calcext:value-type="float">
            <text:p>3.94863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568516129032" calcext:value-type="float">
            <text:p>3.94568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587612903226" calcext:value-type="float">
            <text:p>3.87587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00827586207" calcext:value-type="float">
            <text:p>3.6660082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954322580645" calcext:value-type="float">
            <text:p>3.71954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466666666667" calcext:value-type="float">
            <text:p>3.894666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420413793104" calcext:value-type="float">
            <text:p>3.814204137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9848" calcext:value-type="float">
            <text:p>3.60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61875" calcext:value-type="float">
            <text:p>3.7861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602064516129" calcext:value-type="float">
            <text:p>3.92602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477677419355" calcext:value-type="float">
            <text:p>4.17477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06064516129" calcext:value-type="float">
            <text:p>4.3606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125419354839" calcext:value-type="float">
            <text:p>4.38125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065290322581" calcext:value-type="float">
            <text:p>4.24065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858482758621" calcext:value-type="float">
            <text:p>4.0485848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16774193548" calcext:value-type="float">
            <text:p>3.80016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0465" calcext:value-type="float">
            <text:p>3.7204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824" calcext:value-type="float">
            <text:p>3.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932" calcext:value-type="float">
            <text:p>3.44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999111111111" calcext:value-type="float">
            <text:p>3.8799911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0152" calcext:value-type="float">
            <text:p>4.01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902193548387" calcext:value-type="float">
            <text:p>4.21902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68129032258" calcext:value-type="float">
            <text:p>4.59068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317419354839" calcext:value-type="float">
            <text:p>4.50317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971612903226" calcext:value-type="float">
            <text:p>4.11971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62064516129" calcext:value-type="float">
            <text:p>3.77362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0935" calcext:value-type="float">
            <text:p>3.670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6752" calcext:value-type="float">
            <text:p>3.47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3775" calcext:value-type="float">
            <text:p>3.533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90864516129" calcext:value-type="float">
            <text:p>3.6290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05" calcext:value-type="float">
            <text:p>4.00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971612903226" calcext:value-type="float">
            <text:p>4.11971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821161290323" calcext:value-type="float">
            <text:p>4.61821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62675" calcext:value-type="float">
            <text:p>4.4262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8024" calcext:value-type="float">
            <text:p>3.74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932" calcext:value-type="float">
            <text:p>3.44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99225806452" calcext:value-type="float">
            <text:p>3.57599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575483870968" calcext:value-type="float">
            <text:p>3.76575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396" calcext:value-type="float">
            <text:p>3.74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80825" calcext:value-type="float">
            <text:p>3.7080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627612903226" calcext:value-type="float">
            <text:p>3.26627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2975" calcext:value-type="float">
            <text:p>3.5232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56825" calcext:value-type="float">
            <text:p>3.5556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961290322581" calcext:value-type="float">
            <text:p>3.53961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765" calcext:value-type="float">
            <text:p>3.453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70193548387" calcext:value-type="float">
            <text:p>3.18270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605" calcext:value-type="float">
            <text:p>2.9356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056285714286" calcext:value-type="float">
            <text:p>2.87056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7065" calcext:value-type="float">
            <text:p>3.187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148173913043" calcext:value-type="float">
            <text:p>3.241481739130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074181818182" calcext:value-type="float">
            <text:p>3.5107418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9925" calcext:value-type="float">
            <text:p>3.3689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538580645161" calcext:value-type="float">
            <text:p>3.02538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7825" calcext:value-type="float">
            <text:p>3.2127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855483870968" calcext:value-type="float">
            <text:p>3.30855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474322580645" calcext:value-type="float">
            <text:p>3.41474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24525" calcext:value-type="float">
            <text:p>4.3824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600258064516" calcext:value-type="float">
            <text:p>4.39600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513548387097" calcext:value-type="float">
            <text:p>4.09513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976275862069" calcext:value-type="float">
            <text:p>3.619762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709677419355" calcext:value-type="float">
            <text:p>3.68709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47325" calcext:value-type="float">
            <text:p>3.5747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995" calcext:value-type="float">
            <text:p>3.409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47664516129" calcext:value-type="float">
            <text:p>3.3547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47675" calcext:value-type="float">
            <text:p>3.8547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5425" calcext:value-type="float">
            <text:p>4.3405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472" calcext:value-type="float">
            <text:p>4.7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2552" calcext:value-type="float">
            <text:p>4.16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925" calcext:value-type="float">
            <text:p>3.971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147034482759" calcext:value-type="float">
            <text:p>3.8814703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15870967742" calcext:value-type="float">
            <text:p>4.03515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2525" calcext:value-type="float">
            <text:p>4.3062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241" calcext:value-type="float">
            <text:p>4.04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58588235294" calcext:value-type="float">
            <text:p>4.57558588235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11741935484" calcext:value-type="float">
            <text:p>4.56511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991741935484" calcext:value-type="float">
            <text:p>4.86991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836363636364" calcext:value-type="float">
            <text:p>4.9183636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15" calcext:value-type="float">
            <text:p>4.248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951" calcext:value-type="float">
            <text:p>3.699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837793103448" calcext:value-type="float">
            <text:p>3.8383779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813161290323" calcext:value-type="float">
            <text:p>3.97813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43225" calcext:value-type="float">
            <text:p>4.1043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287483870968" calcext:value-type="float">
            <text:p>3.58287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28725" calcext:value-type="float">
            <text:p>3.9328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3375" calcext:value-type="float">
            <text:p>3.8433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2328" calcext:value-type="float">
            <text:p>4.40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253090909091" calcext:value-type="float">
            <text:p>4.4325309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7875" calcext:value-type="float">
            <text:p>3.6337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065714285714" calcext:value-type="float">
            <text:p>3.08065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70475" calcext:value-type="float">
            <text:p>3.0470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98825" calcext:value-type="float">
            <text:p>2.8698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1856" calcext:value-type="float">
            <text:p>2.9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327483870968" calcext:value-type="float">
            <text:p>2.97327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81161290323" calcext:value-type="float">
            <text:p>2.94181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75325" calcext:value-type="float">
            <text:p>3.1175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831111111111" calcext:value-type="float">
            <text:p>3.1383111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7296" calcext:value-type="float">
            <text:p>3.246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7825" calcext:value-type="float">
            <text:p>3.5937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772" calcext:value-type="float">
            <text:p>3.3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038" calcext:value-type="float">
            <text:p>3.04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364571428571" calcext:value-type="float">
            <text:p>3.043645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36875" calcext:value-type="float">
            <text:p>2.8336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087483870968" calcext:value-type="float">
            <text:p>2.82087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332129032258" calcext:value-type="float">
            <text:p>2.85332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8225" calcext:value-type="float">
            <text:p>2.3898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619096774194" calcext:value-type="float">
            <text:p>2.21619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8005" calcext:value-type="float">
            <text:p>3.0880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65032258064" calcext:value-type="float">
            <text:p>3.654650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693333333333" calcext:value-type="float">
            <text:p>3.826933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203612903226" calcext:value-type="float">
            <text:p>3.63203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66864516129" calcext:value-type="float">
            <text:p>3.4766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327483870968" calcext:value-type="float">
            <text:p>2.97327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52903225806" calcext:value-type="float">
            <text:p>2.782529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9385" calcext:value-type="float">
            <text:p>2.699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8928" calcext:value-type="float">
            <text:p>2.59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264727272727" calcext:value-type="float">
            <text:p>2.5926472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81161290323" calcext:value-type="float">
            <text:p>2.17981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651034482759" calcext:value-type="float">
            <text:p>2.2965103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346580645161" calcext:value-type="float">
            <text:p>2.90346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7304" calcext:value-type="float">
            <text:p>3.0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115" calcext:value-type="float">
            <text:p>3.2061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10838709677" calcext:value-type="float">
            <text:p>2.51410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255142857143" calcext:value-type="float">
            <text:p>2.45255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060387096774" calcext:value-type="float">
            <text:p>2.25060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78967741935" calcext:value-type="float">
            <text:p>2.532789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082838709677" calcext:value-type="float">
            <text:p>2.94082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924" calcext:value-type="float">
            <text:p>2.80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078666666667" calcext:value-type="float">
            <text:p>3.330786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98620689655" calcext:value-type="float">
            <text:p>3.5419862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8416" calcext:value-type="float">
            <text:p>4.5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032888888889" calcext:value-type="float">
            <text:p>5.0303288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2696" calcext:value-type="float">
            <text:p>4.55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141677419355" calcext:value-type="float">
            <text:p>3.96141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415142857143" calcext:value-type="float">
            <text:p>3.82415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168275862069" calcext:value-type="float">
            <text:p>3.741682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820129032258" calcext:value-type="float">
            <text:p>3.79820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1928" calcext:value-type="float">
            <text:p>3.74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596903225806" calcext:value-type="float">
            <text:p>3.635969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90482758621" calcext:value-type="float">
            <text:p>3.5609048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737777777778" calcext:value-type="float">
            <text:p>4.1373777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293677419355" calcext:value-type="float">
            <text:p>4.69293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856" calcext:value-type="float">
            <text:p>4.9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845" calcext:value-type="float">
            <text:p>5.2368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87111111111" calcext:value-type="float">
            <text:p>4.8248711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255428571429" calcext:value-type="float">
            <text:p>4.65255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93032258065" calcext:value-type="float">
            <text:p>4.75193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562580645161" calcext:value-type="float">
            <text:p>4.94562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73935483871" calcext:value-type="float">
            <text:p>4.82173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5795" calcext:value-type="float">
            <text:p>4.4557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57161290323" calcext:value-type="float">
            <text:p>4.83157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08689655173" calcext:value-type="float">
            <text:p>4.965086896551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0363636364" calcext:value-type="float">
            <text:p>5.4162036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3592" calcext:value-type="float">
            <text:p>4.86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89" calcext:value-type="float">
            <text:p>4.453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543172413793" calcext:value-type="float">
            <text:p>4.045431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93" calcext:value-type="float">
            <text:p>3.630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762322580645" calcext:value-type="float">
            <text:p>3.59762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48903225806" calcext:value-type="float">
            <text:p>3.605489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94925" calcext:value-type="float">
            <text:p>3.5594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141677419355" calcext:value-type="float">
            <text:p>3.96141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3385" calcext:value-type="float">
            <text:p>4.223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845" calcext:value-type="float">
            <text:p>4.0938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05090909091" calcext:value-type="float">
            <text:p>4.1480509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29411764706" calcext:value-type="float">
            <text:p>4.75129411764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00375" calcext:value-type="float">
            <text:p>4.1100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481428571429" calcext:value-type="float">
            <text:p>3.68481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85125" calcext:value-type="float">
            <text:p>3.3385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980387096774" calcext:value-type="float">
            <text:p>3.46980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4456" calcext:value-type="float">
            <text:p>3.39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725" calcext:value-type="float">
            <text:p>3.133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006451612903" calcext:value-type="float">
            <text:p>3.22006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352258064516" calcext:value-type="float">
            <text:p>3.60352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38175" calcext:value-type="float">
            <text:p>3.8738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4456" calcext:value-type="float">
            <text:p>4.6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936" calcext:value-type="float">
            <text:p>3.7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5216" calcext:value-type="float">
            <text:p>3.1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741" calcext:value-type="float">
            <text:p>2.137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978" calcext:value-type="float">
            <text:p>2.049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41264516129" calcext:value-type="float">
            <text:p>2.0441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3175" calcext:value-type="float">
            <text:p>2.543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488774193548" calcext:value-type="float">
            <text:p>3.46488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46725" calcext:value-type="float">
            <text:p>3.0946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618322580645" calcext:value-type="float">
            <text:p>3.50618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642580645161" calcext:value-type="float">
            <text:p>3.72642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09575" calcext:value-type="float">
            <text:p>3.8509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937548387097" calcext:value-type="float">
            <text:p>3.72937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462709677419" calcext:value-type="float">
            <text:p>3.71462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283034482759" calcext:value-type="float">
            <text:p>3.3328303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8625" calcext:value-type="float">
            <text:p>3.0908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030193548387" calcext:value-type="float">
            <text:p>3.03030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198451612903" calcext:value-type="float">
            <text:p>3.34198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565" calcext:value-type="float">
            <text:p>2.9965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9955" calcext:value-type="float">
            <text:p>3.449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440774193548" calcext:value-type="float">
            <text:p>3.43440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0664" calcext:value-type="float">
            <text:p>3.2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53090909091" calcext:value-type="float">
            <text:p>3.4165309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298580645161" calcext:value-type="float">
            <text:p>2.87298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02735483871" calcext:value-type="float">
            <text:p>2.6802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79172413793" calcext:value-type="float">
            <text:p>2.734791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2625" calcext:value-type="float">
            <text:p>2.4812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13" calcext:value-type="float">
            <text:p>2.78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7952" calcext:value-type="float">
            <text:p>2.9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1375" calcext:value-type="float">
            <text:p>2.6241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015225806452" calcext:value-type="float">
            <text:p>2.57015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27225" calcext:value-type="float">
            <text:p>2.7327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934709677419" calcext:value-type="float">
            <text:p>3.37934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719483870968" calcext:value-type="float">
            <text:p>3.85719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69090909091" calcext:value-type="float">
            <text:p>3.9346909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0016" calcext:value-type="float">
            <text:p>3.43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30838709677" calcext:value-type="float">
            <text:p>2.97130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310896551724" calcext:value-type="float">
            <text:p>2.8031089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84025" calcext:value-type="float">
            <text:p>2.4584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041290322581" calcext:value-type="float">
            <text:p>2.32041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720258064516" calcext:value-type="float">
            <text:p>2.56720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022896551724" calcext:value-type="float">
            <text:p>2.6202289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6" calcext:value-type="float">
            <text:p>3.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863" calcext:value-type="float">
            <text:p>4.278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701647058823" calcext:value-type="float">
            <text:p>3.247016470588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310344827586" calcext:value-type="float">
            <text:p>3.1531034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833548387097" calcext:value-type="float">
            <text:p>3.02833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233" calcext:value-type="float">
            <text:p>3.402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9216" calcext:value-type="float">
            <text:p>3.37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23" calcext:value-type="float">
            <text:p>3.364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22838709677" calcext:value-type="float">
            <text:p>3.09322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9975" calcext:value-type="float">
            <text:p>3.609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97032258064" calcext:value-type="float">
            <text:p>3.166970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196571428571" calcext:value-type="float">
            <text:p>3.571965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99675" calcext:value-type="float">
            <text:p>3.5499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980571428571" calcext:value-type="float">
            <text:p>2.799805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746482758621" calcext:value-type="float">
            <text:p>2.7074648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094857142857" calcext:value-type="float">
            <text:p>2.69094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351" calcext:value-type="float">
            <text:p>2.683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113142857143" calcext:value-type="float">
            <text:p>2.52113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816" calcext:value-type="float">
            <text:p>3.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289806451613" calcext:value-type="float">
            <text:p>3.52289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54" calcext:value-type="float">
            <text:p>4.066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84551724138" calcext:value-type="float">
            <text:p>3.7038455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35111111111" calcext:value-type="float">
            <text:p>4.0933511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73161290323" calcext:value-type="float">
            <text:p>3.06373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65625" calcext:value-type="float">
            <text:p>2.9765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2496" calcext:value-type="float">
            <text:p>2.95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6225" calcext:value-type="float">
            <text:p>2.6946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003612903226" calcext:value-type="float">
            <text:p>2.87003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36725" calcext:value-type="float">
            <text:p>2.7136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629419354839" calcext:value-type="float">
            <text:p>2.79629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03741935484" calcext:value-type="float">
            <text:p>3.16303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75675" calcext:value-type="float">
            <text:p>3.3975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078709677419" calcext:value-type="float">
            <text:p>3.47078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85454545455" calcext:value-type="float">
            <text:p>3.56985454545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119714285714" calcext:value-type="float">
            <text:p>3.59119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788" calcext:value-type="float">
            <text:p>3.3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86064516129" calcext:value-type="float">
            <text:p>3.40786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8675" calcext:value-type="float">
            <text:p>3.1308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378322580645" calcext:value-type="float">
            <text:p>3.35378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359225806452" calcext:value-type="float">
            <text:p>3.42359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333" calcext:value-type="float">
            <text:p>3.78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367225806452" calcext:value-type="float">
            <text:p>4.06367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91075" calcext:value-type="float">
            <text:p>4.2891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429161290323" calcext:value-type="float">
            <text:p>3.73429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402580645161" calcext:value-type="float">
            <text:p>3.57402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219862068966" calcext:value-type="float">
            <text:p>3.4021986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814451612903" calcext:value-type="float">
            <text:p>3.09814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56525" calcext:value-type="float">
            <text:p>3.3156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6968" calcext:value-type="float">
            <text:p>3.4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94425" calcext:value-type="float">
            <text:p>3.1594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006451612903" calcext:value-type="float">
            <text:p>3.22006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38075" calcext:value-type="float">
            <text:p>3.7938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275870967742" calcext:value-type="float">
            <text:p>3.88275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526" calcext:value-type="float">
            <text:p>3.98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96258064516" calcext:value-type="float">
            <text:p>3.69496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0824" calcext:value-type="float">
            <text:p>3.29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98725" calcext:value-type="float">
            <text:p>2.7898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672285714286" calcext:value-type="float">
            <text:p>2.62672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7915" calcext:value-type="float">
            <text:p>2.3679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75096774194" calcext:value-type="float">
            <text:p>2.12475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780387096774" calcext:value-type="float">
            <text:p>2.70780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50875" calcext:value-type="float">
            <text:p>2.6050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22838709677" calcext:value-type="float">
            <text:p>2.33122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679741935484" calcext:value-type="float">
            <text:p>2.76679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8675" calcext:value-type="float">
            <text:p>2.7498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30064516129" calcext:value-type="float">
            <text:p>2.73730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56903225807" calcext:value-type="float">
            <text:p>1.959569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08903225806" calcext:value-type="float">
            <text:p>1.929089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26375" calcext:value-type="float">
            <text:p>2.0526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4888" calcext:value-type="float">
            <text:p>2.0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38545454545" calcext:value-type="float">
            <text:p>2.41438545454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938322580645" calcext:value-type="float">
            <text:p>2.43938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2575" calcext:value-type="float">
            <text:p>2.8222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89125" calcext:value-type="float">
            <text:p>2.7289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5216" calcext:value-type="float">
            <text:p>3.1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875636363636" calcext:value-type="float">
            <text:p>2.5187563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2584" calcext:value-type="float">
            <text:p>2.13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725" calcext:value-type="float">
            <text:p>2.371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520857142857" calcext:value-type="float">
            <text:p>2.48520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07675" calcext:value-type="float">
            <text:p>2.3307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559483870968" calcext:value-type="float">
            <text:p>2.48559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806451612903" calcext:value-type="float">
            <text:p>2.45806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079" calcext:value-type="float">
            <text:p>2.510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2632" calcext:value-type="float">
            <text:p>2.2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6025" calcext:value-type="float">
            <text:p>2.486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545548387097" calcext:value-type="float">
            <text:p>2.84545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3012" calcext:value-type="float">
            <text:p>2.763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73161290323" calcext:value-type="float">
            <text:p>2.30173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092235294118" calcext:value-type="float">
            <text:p>2.00092235294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88375" calcext:value-type="float">
            <text:p>2.1288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933" calcext:value-type="float">
            <text:p>2.259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328" calcext:value-type="float">
            <text:p>2.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33090909091" calcext:value-type="float">
            <text:p>2.1973309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31875" calcext:value-type="float">
            <text:p>2.6431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4456" calcext:value-type="float">
            <text:p>3.39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310545454545" calcext:value-type="float">
            <text:p>3.60310545454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2128" calcext:value-type="float">
            <text:p>2.8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49846153846" calcext:value-type="float">
            <text:p>2.87449846153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299294117647" calcext:value-type="float">
            <text:p>1.982992941176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911225806452" calcext:value-type="float">
            <text:p>1.86911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638461538462" calcext:value-type="float">
            <text:p>1.8463846153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488" calcext:value-type="float">
            <text:p>2.2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113142857143" calcext:value-type="float">
            <text:p>2.52113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731" calcext:value-type="float">
            <text:p>2.607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978838709677" calcext:value-type="float">
            <text:p>2.23978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56903225807" calcext:value-type="float">
            <text:p>1.959569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577548387097" calcext:value-type="float">
            <text:p>1.59577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258838709677" calcext:value-type="float">
            <text:p>1.78258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829677419355" calcext:value-type="float">
            <text:p>1.85829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108923076923" calcext:value-type="float">
            <text:p>1.681089230769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66967741936" calcext:value-type="float">
            <text:p>1.95366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487142857143" calcext:value-type="float">
            <text:p>1.96487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13428571429" calcext:value-type="float">
            <text:p>2.05413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981176470588" calcext:value-type="float">
            <text:p>2.0798117647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2105" calcext:value-type="float">
            <text:p>1.6021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8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38857142857" calcext:value-type="float">
            <text:p>1.63938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04" calcext:value-type="float">
            <text:p>1.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830857142857" calcext:value-type="float">
            <text:p>1.88830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98064516129" calcext:value-type="float">
            <text:p>1.70098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983483870968" calcext:value-type="float">
            <text:p>2.11983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964387096774" calcext:value-type="float">
            <text:p>2.18964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8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168516129032" calcext:value-type="float">
            <text:p>2.42168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9136" calcext:value-type="float">
            <text:p>2.73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315" calcext:value-type="float">
            <text:p>2.9013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6848" calcext:value-type="float">
            <text:p>2.4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312516129032" calcext:value-type="float">
            <text:p>2.51312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8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063142857143" calcext:value-type="float">
            <text:p>2.33063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8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693677419355" calcext:value-type="float">
            <text:p>2.40693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588" calcext:value-type="float">
            <text:p>2.59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8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862451612903" calcext:value-type="float">
            <text:p>3.12862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688" calcext:value-type="float">
            <text:p>2.9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114580645161" calcext:value-type="float">
            <text:p>3.39114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13875" calcext:value-type="float">
            <text:p>3.4813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2472" calcext:value-type="float">
            <text:p>3.52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8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9636363636" calcext:value-type="float">
            <text:p>3.7277963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4288" calcext:value-type="float">
            <text:p>3.57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155" calcext:value-type="float">
            <text:p>3.1451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8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79714285714" calcext:value-type="float">
            <text:p>2.67679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8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03475" calcext:value-type="float">
            <text:p>2.7803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8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303225806452" calcext:value-type="float">
            <text:p>2.75303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099612903226" calcext:value-type="float">
            <text:p>2.93099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8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525" calcext:value-type="float">
            <text:p>3.057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8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502193548387" calcext:value-type="float">
            <text:p>2.69502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8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795" calcext:value-type="float">
            <text:p>2.647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8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93975" calcext:value-type="float">
            <text:p>2.7993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8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768258064516" calcext:value-type="float">
            <text:p>2.59768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8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41225" calcext:value-type="float">
            <text:p>2.5041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8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199741935484" calcext:value-type="float">
            <text:p>2.46199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06967741935" calcext:value-type="float">
            <text:p>2.106069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8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5912" calcext:value-type="float">
            <text:p>1.8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8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3375" calcext:value-type="float">
            <text:p>1.9383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7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786322580645" calcext:value-type="float">
            <text:p>1.70786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7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7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014193548387" calcext:value-type="float">
            <text:p>1.75014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7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8264" calcext:value-type="float">
            <text:p>1.85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7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612129032258" calcext:value-type="float">
            <text:p>2.39612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7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31825" calcext:value-type="float">
            <text:p>2.6031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7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7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795636363636" calcext:value-type="float">
            <text:p>2.4679563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7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7256" calcext:value-type="float">
            <text:p>2.93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7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98175" calcext:value-type="float">
            <text:p>2.3498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7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635142857143" calcext:value-type="float">
            <text:p>2.37635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7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266" calcext:value-type="float">
            <text:p>2.232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7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274" calcext:value-type="float">
            <text:p>2.87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7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528" calcext:value-type="float">
            <text:p>2.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7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65225" calcext:value-type="float">
            <text:p>2.6565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7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111225806452" calcext:value-type="float">
            <text:p>2.63111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7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515" calcext:value-type="float">
            <text:p>2.2155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7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091612903226" calcext:value-type="float">
            <text:p>2.29091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7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055741935484" calcext:value-type="float">
            <text:p>2.37055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7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195" calcext:value-type="float">
            <text:p>2.7031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7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572" calcext:value-type="float">
            <text:p>2.5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7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94193548387" calcext:value-type="float">
            <text:p>2.05494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7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79172413793" calcext:value-type="float">
            <text:p>1.972791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7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76129032258" calcext:value-type="float">
            <text:p>2.18276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7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7375" calcext:value-type="float">
            <text:p>2.4717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7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9512" calcext:value-type="float">
            <text:p>2.69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7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214193548387" calcext:value-type="float">
            <text:p>2.51214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7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676903225806" calcext:value-type="float">
            <text:p>2.416769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7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91096774194" calcext:value-type="float">
            <text:p>2.64291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7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936516129032" calcext:value-type="float">
            <text:p>2.90936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7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1912" calcext:value-type="float">
            <text:p>2.85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7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08575" calcext:value-type="float">
            <text:p>3.0508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7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432" calcext:value-type="float">
            <text:p>2.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7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30838709677" calcext:value-type="float">
            <text:p>2.20930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7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7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446193548387" calcext:value-type="float">
            <text:p>2.02446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7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21806451613" calcext:value-type="float">
            <text:p>2.27321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7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9624" calcext:value-type="float">
            <text:p>2.5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7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717419354839" calcext:value-type="float">
            <text:p>2.21717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7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7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35870967742" calcext:value-type="float">
            <text:p>2.20635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7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331612903226" calcext:value-type="float">
            <text:p>2.44331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7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7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588903225807" calcext:value-type="float">
            <text:p>2.995889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7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624" calcext:value-type="float">
            <text:p>2.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7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432774193548" calcext:value-type="float">
            <text:p>2.79432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7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815724137931" calcext:value-type="float">
            <text:p>2.598157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7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914064516129" calcext:value-type="float">
            <text:p>2.21914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7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88258064516" calcext:value-type="float">
            <text:p>2.29288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7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6864" calcext:value-type="float">
            <text:p>2.08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7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10967741935" calcext:value-type="float">
            <text:p>2.045109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7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7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54064516129" calcext:value-type="float">
            <text:p>2.37154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7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99096774194" calcext:value-type="float">
            <text:p>2.52099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7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7696" calcext:value-type="float">
            <text:p>2.64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7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473806451613" calcext:value-type="float">
            <text:p>3.00473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7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9496" calcext:value-type="float">
            <text:p>3.0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7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684387096774" calcext:value-type="float">
            <text:p>2.64684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7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131428571428" calcext:value-type="float">
            <text:p>2.3513142857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7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324129032258" calcext:value-type="float">
            <text:p>2.21324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7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369806451613" calcext:value-type="float">
            <text:p>2.30369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7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1296" calcext:value-type="float">
            <text:p>2.2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7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90064516129" calcext:value-type="float">
            <text:p>1.82290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7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7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484387096774" calcext:value-type="float">
            <text:p>1.88484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7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266322580645" calcext:value-type="float">
            <text:p>2.01266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7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7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068387096774" calcext:value-type="float">
            <text:p>2.89068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7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2288" calcext:value-type="float">
            <text:p>2.81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7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13935483871" calcext:value-type="float">
            <text:p>2.68813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7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164571428571" calcext:value-type="float">
            <text:p>2.281645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7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117677419355" calcext:value-type="float">
            <text:p>2.04117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7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36464516129" calcext:value-type="float">
            <text:p>2.0136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7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1248" calcext:value-type="float">
            <text:p>2.11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7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17935483871" calcext:value-type="float">
            <text:p>1.86517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7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7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06709677419" calcext:value-type="float">
            <text:p>2.28206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7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811096774194" calcext:value-type="float">
            <text:p>2.33811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7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0704" calcext:value-type="float">
            <text:p>2.33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7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21135483871" calcext:value-type="float">
            <text:p>2.1621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7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7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486709677419" calcext:value-type="float">
            <text:p>1.82486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7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521714285714" calcext:value-type="float">
            <text:p>1.46521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7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60129032258" calcext:value-type="float">
            <text:p>1.66460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7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63535483871" calcext:value-type="float">
            <text:p>1.7963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7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7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884387096774" calcext:value-type="float">
            <text:p>3.40884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7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3176" calcext:value-type="float">
            <text:p>2.0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7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841806451613" calcext:value-type="float">
            <text:p>1.96841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7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99384615385" calcext:value-type="float">
            <text:p>1.9729938461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7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4344" calcext:value-type="float">
            <text:p>2.2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7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58064516129" calcext:value-type="float">
            <text:p>2.31058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7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4824" calcext:value-type="float">
            <text:p>2.2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7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602322580645" calcext:value-type="float">
            <text:p>2.22602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7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8924137931" calcext:value-type="float">
            <text:p>1.87189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7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962580645161" calcext:value-type="float">
            <text:p>2.65962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7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35535483871" calcext:value-type="float">
            <text:p>2.2535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7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5744" calcext:value-type="float">
            <text:p>2.0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7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350709677419" calcext:value-type="float">
            <text:p>2.37350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7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7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7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016516129032" calcext:value-type="float">
            <text:p>1.69016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7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7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952774193548" calcext:value-type="float">
            <text:p>2.48952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7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1912" calcext:value-type="float">
            <text:p>2.85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7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933161290323" calcext:value-type="float">
            <text:p>2.14933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7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94571428571" calcext:value-type="float">
            <text:p>3.157945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7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618322580645" calcext:value-type="float">
            <text:p>3.50618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7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100129032258" calcext:value-type="float">
            <text:p>3.34100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7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7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249290322581" calcext:value-type="float">
            <text:p>3.72249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7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8928" calcext:value-type="float">
            <text:p>2.59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7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951741935484" calcext:value-type="float">
            <text:p>1.66951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7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117161290323" calcext:value-type="float">
            <text:p>1.63117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7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9832" calcext:value-type="float">
            <text:p>1.44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7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694967741936" calcext:value-type="float">
            <text:p>1.52694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7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9312" calcext:value-type="float">
            <text:p>1.09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7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3416774193549" calcext:value-type="float">
            <text:p>0.9134167741935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7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811428571429" calcext:value-type="float">
            <text:p>0.722811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7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6245161290323" calcext:value-type="float">
            <text:p>0.806245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6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3775483870968" calcext:value-type="float">
            <text:p>0.833775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6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1032" calcext:value-type="float">
            <text:p>0.8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6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8668387096774" calcext:value-type="float">
            <text:p>0.898668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6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7808" calcext:value-type="float">
            <text:p>1.25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6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366451612903" calcext:value-type="float">
            <text:p>1.54366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6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810580645161" calcext:value-type="float">
            <text:p>1.92810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6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1424" calcext:value-type="float">
            <text:p>1.7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6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79225806452" calcext:value-type="float">
            <text:p>1.59479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6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5992" calcext:value-type="float">
            <text:p>1.20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6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121290322581" calcext:value-type="float">
            <text:p>1.10121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6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912571428571" calcext:value-type="float">
            <text:p>1.169125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6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2745806451613" calcext:value-type="float">
            <text:p>0.952745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6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7205161290323" calcext:value-type="float">
            <text:p>0.867205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6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0504" calcext:value-type="float">
            <text:p>0.73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6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6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4304" calcext:value-type="float">
            <text:p>0.65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6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1230967741936" calcext:value-type="float">
            <text:p>0.631230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6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8425806451613" calcext:value-type="float">
            <text:p>0.678425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6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2048" calcext:value-type="float">
            <text:p>0.89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6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445677419355" calcext:value-type="float">
            <text:p>1.61445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6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5496" calcext:value-type="float">
            <text:p>1.5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6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81032258065" calcext:value-type="float">
            <text:p>1.12481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6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559724137931" calcext:value-type="float">
            <text:p>1.165597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6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90064516129" calcext:value-type="float">
            <text:p>1.06090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6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33032258065" calcext:value-type="float">
            <text:p>1.09433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6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7336" calcext:value-type="float">
            <text:p>1.0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6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1375483870968" calcext:value-type="float">
            <text:p>0.681375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6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324" calcext:value-type="float">
            <text:p>0.52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6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49935483871" calcext:value-type="float">
            <text:p>0.61549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6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8836129032258" calcext:value-type="float">
            <text:p>0.888836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6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2568" calcext:value-type="float">
            <text:p>1.24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6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01935483871" calcext:value-type="float">
            <text:p>1.34701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6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6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1925161290322" calcext:value-type="float">
            <text:p>0.531925161290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6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3805714285714" calcext:value-type="float">
            <text:p>0.513805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6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1757419354839" calcext:value-type="float">
            <text:p>0.541757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6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378064516129" calcext:value-type="float">
            <text:p>0.505378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6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6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6668387096774" calcext:value-type="float">
            <text:p>0.136668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6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6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0265806451613" calcext:value-type="float">
            <text:p>0.160265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6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0867096774194" calcext:value-type="float">
            <text:p>0.300867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6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5328" calcext:value-type="float">
            <text:p>0.46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6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1086451612903" calcext:value-type="float">
            <text:p>0.581086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6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8856" calcext:value-type="float">
            <text:p>0.49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28081340901</text:p>
          </table:table-cell>
          <table:table-cell office:value-type="string" calcext:value-type="string">
            <text:p>196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0925714285714" calcext:value-type="float">
            <text:p>0.330925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3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620" meta:object-count="0"/>
    <meta:user-defined meta:name="AppVersion">3.0</meta:user-defined>
  </office:meta>
</office:document-meta>
</file>